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Standard">
      <style:text-properties officeooo:rsid="0016ac4c" officeooo:paragraph-rsid="0016ac4c"/>
    </style:style>
    <style:style style:name="P2" style:family="paragraph" style:parent-style-name="Standard">
      <style:text-properties officeooo:rsid="0016ac4c" officeooo:paragraph-rsid="001d4dbc"/>
    </style:style>
    <style:style style:name="P3" style:family="paragraph" style:parent-style-name="Standard">
      <style:text-properties officeooo:rsid="0016ac4c" officeooo:paragraph-rsid="00429d27"/>
    </style:style>
    <style:style style:name="P4" style:family="paragraph" style:parent-style-name="Standard">
      <style:text-properties officeooo:rsid="0016ac4c" officeooo:paragraph-rsid="005505e7"/>
    </style:style>
    <style:style style:name="P5" style:family="paragraph" style:parent-style-name="Standard">
      <style:text-properties officeooo:rsid="0017605f" officeooo:paragraph-rsid="0017605f"/>
    </style:style>
    <style:style style:name="P6" style:family="paragraph" style:parent-style-name="Standard">
      <style:text-properties officeooo:rsid="0017605f" officeooo:paragraph-rsid="0016ac4c"/>
    </style:style>
    <style:style style:name="P7" style:family="paragraph" style:parent-style-name="Standard">
      <style:text-properties fo:font-weight="bold" officeooo:rsid="0017605f" officeooo:paragraph-rsid="0017b8da" style:font-weight-asian="bold" style:font-weight-complex="bold"/>
    </style:style>
    <style:style style:name="P8" style:family="paragraph" style:parent-style-name="Standard">
      <style:text-properties fo:font-weight="bold" officeooo:rsid="0017605f" officeooo:paragraph-rsid="00176de4" style:font-weight-asian="bold" style:font-weight-complex="bold"/>
    </style:style>
    <style:style style:name="P9" style:family="paragraph" style:parent-style-name="Standard">
      <style:text-properties fo:font-weight="bold" officeooo:rsid="0017b8da" officeooo:paragraph-rsid="0017b8da" style:font-weight-asian="bold" style:font-weight-complex="bold"/>
    </style:style>
    <style:style style:name="P10" style:family="paragraph" style:parent-style-name="Standard">
      <style:text-properties fo:font-weight="bold" officeooo:rsid="004671f2" officeooo:paragraph-rsid="004671f2" style:font-weight-asian="bold" style:font-weight-complex="bold"/>
    </style:style>
    <style:style style:name="P11" style:family="paragraph" style:parent-style-name="Standard">
      <style:text-properties fo:font-weight="bold" officeooo:rsid="005505e7" officeooo:paragraph-rsid="005505e7" style:font-weight-asian="bold" style:font-weight-complex="bold"/>
    </style:style>
    <style:style style:name="P12" style:family="paragraph" style:parent-style-name="Standard">
      <style:text-properties fo:font-weight="bold" officeooo:rsid="0057e346" officeooo:paragraph-rsid="0057e346" style:font-weight-asian="bold" style:font-weight-complex="bold"/>
    </style:style>
    <style:style style:name="P13" style:family="paragraph" style:parent-style-name="Standard">
      <style:text-properties fo:font-weight="bold" officeooo:rsid="008cb067" officeooo:paragraph-rsid="008cb067" style:font-weight-asian="bold" style:font-weight-complex="bold"/>
    </style:style>
    <style:style style:name="P14" style:family="paragraph" style:parent-style-name="Standard">
      <style:text-properties fo:font-weight="bold" officeooo:rsid="003bf63b" officeooo:paragraph-rsid="003bf63b" style:font-weight-asian="bold" style:font-weight-complex="bold"/>
    </style:style>
    <style:style style:name="P15" style:family="paragraph" style:parent-style-name="Standard">
      <style:text-properties officeooo:rsid="002a1333" officeooo:paragraph-rsid="002a1333"/>
    </style:style>
    <style:style style:name="P16" style:family="paragraph" style:parent-style-name="Standard">
      <style:text-properties officeooo:rsid="002ce01b" officeooo:paragraph-rsid="002ce01b"/>
    </style:style>
    <style:style style:name="P17" style:family="paragraph" style:parent-style-name="Standard">
      <style:text-properties officeooo:rsid="002ce01b" officeooo:paragraph-rsid="0035a245"/>
    </style:style>
    <style:style style:name="P18" style:family="paragraph" style:parent-style-name="Standard">
      <style:text-properties officeooo:rsid="00308dbe" officeooo:paragraph-rsid="0016ac4c"/>
    </style:style>
    <style:style style:name="P19" style:family="paragraph" style:parent-style-name="Standard">
      <style:text-properties officeooo:rsid="00308dbe" officeooo:paragraph-rsid="00308dbe"/>
    </style:style>
    <style:style style:name="P20" style:family="paragraph" style:parent-style-name="Standard">
      <style:text-properties officeooo:rsid="00308dbe" officeooo:paragraph-rsid="0033bba0"/>
    </style:style>
    <style:style style:name="P21" style:family="paragraph" style:parent-style-name="Standard">
      <style:text-properties officeooo:rsid="003bf63b" officeooo:paragraph-rsid="003bf63b"/>
    </style:style>
    <style:style style:name="P22" style:family="paragraph" style:parent-style-name="Standard">
      <style:text-properties officeooo:rsid="003bf63b" officeooo:paragraph-rsid="00a4f112"/>
    </style:style>
    <style:style style:name="P23" style:family="paragraph" style:parent-style-name="Standard">
      <style:text-properties officeooo:rsid="003bf63b" officeooo:paragraph-rsid="010ece32"/>
    </style:style>
    <style:style style:name="P24" style:family="paragraph" style:parent-style-name="Standard">
      <style:text-properties officeooo:rsid="005505e7" officeooo:paragraph-rsid="005505e7"/>
    </style:style>
    <style:style style:name="P25" style:family="paragraph" style:parent-style-name="Standard">
      <style:text-properties officeooo:rsid="005505e7" officeooo:paragraph-rsid="00f3d033"/>
    </style:style>
    <style:style style:name="P26" style:family="paragraph" style:parent-style-name="Standard">
      <style:text-properties officeooo:rsid="0057e346" officeooo:paragraph-rsid="00605134"/>
    </style:style>
    <style:style style:name="P27" style:family="paragraph" style:parent-style-name="Standard">
      <style:text-properties officeooo:rsid="0057e346" officeooo:paragraph-rsid="0057e346"/>
    </style:style>
    <style:style style:name="P28" style:family="paragraph" style:parent-style-name="Standard">
      <style:text-properties officeooo:rsid="0060517c" officeooo:paragraph-rsid="0060517c"/>
    </style:style>
    <style:style style:name="P29" style:family="paragraph" style:parent-style-name="Standard">
      <style:text-properties officeooo:rsid="0073ba34" officeooo:paragraph-rsid="0073ba34"/>
    </style:style>
    <style:style style:name="P30" style:family="paragraph" style:parent-style-name="Standard">
      <style:text-properties officeooo:rsid="00794509" officeooo:paragraph-rsid="007bdfdd"/>
    </style:style>
    <style:style style:name="P31" style:family="paragraph" style:parent-style-name="Standard">
      <style:text-properties officeooo:rsid="007cf294" officeooo:paragraph-rsid="007cf294"/>
    </style:style>
    <style:style style:name="P32" style:family="paragraph" style:parent-style-name="Standard">
      <style:text-properties officeooo:rsid="00803337" officeooo:paragraph-rsid="00803337"/>
    </style:style>
    <style:style style:name="P33" style:family="paragraph" style:parent-style-name="Standard">
      <style:text-properties officeooo:rsid="0081d8df" officeooo:paragraph-rsid="0081d8df"/>
    </style:style>
    <style:style style:name="P34" style:family="paragraph" style:parent-style-name="Standard">
      <style:text-properties officeooo:rsid="00469d75" officeooo:paragraph-rsid="004671f2"/>
    </style:style>
    <style:style style:name="P35" style:family="paragraph" style:parent-style-name="Standard">
      <style:text-properties officeooo:rsid="00d96fbf" officeooo:paragraph-rsid="00d96fbf"/>
    </style:style>
    <style:style style:name="P36" style:family="paragraph" style:parent-style-name="Standard">
      <style:text-properties officeooo:paragraph-rsid="005994a6"/>
    </style:style>
    <style:style style:name="P37" style:family="paragraph" style:parent-style-name="Standard">
      <style:text-properties officeooo:rsid="01133843" officeooo:paragraph-rsid="01133843"/>
    </style:style>
    <style:style style:name="P38" style:family="paragraph" style:parent-style-name="Standard">
      <style:text-properties officeooo:rsid="0057e346" officeooo:paragraph-rsid="011d546c"/>
    </style:style>
    <style:style style:name="P39" style:family="paragraph" style:parent-style-name="Standard">
      <style:text-properties officeooo:rsid="0057e346" officeooo:paragraph-rsid="0057e346"/>
    </style:style>
    <style:style style:name="P40" style:family="paragraph" style:parent-style-name="Standard">
      <style:text-properties officeooo:rsid="007cf294" officeooo:paragraph-rsid="011e60e0"/>
    </style:style>
    <style:style style:name="P41" style:family="paragraph" style:parent-style-name="Standard">
      <style:text-properties officeooo:rsid="007cf294" officeooo:paragraph-rsid="01242d76"/>
    </style:style>
    <style:style style:name="P42" style:family="paragraph" style:parent-style-name="Standard">
      <style:text-properties officeooo:rsid="0017605f" officeooo:paragraph-rsid="0017605f"/>
    </style:style>
    <style:style style:name="P43" style:family="paragraph" style:parent-style-name="Standard">
      <style:text-properties officeooo:rsid="012d9875" officeooo:paragraph-rsid="012d9875"/>
    </style:style>
    <style:style style:name="P44" style:family="paragraph" style:parent-style-name="Standard">
      <style:text-properties officeooo:rsid="01314081" officeooo:paragraph-rsid="01314081"/>
    </style:style>
    <style:style style:name="P45" style:family="paragraph" style:parent-style-name="Standard">
      <style:text-properties officeooo:rsid="0016ac4c" officeooo:paragraph-rsid="002a1333"/>
    </style:style>
    <style:style style:name="T1" style:family="text">
      <style:text-properties fo:font-weight="bold" officeooo:rsid="005994a6" style:font-weight-asian="bold" style:font-weight-complex="bold"/>
    </style:style>
    <style:style style:name="T2" style:family="text">
      <style:text-properties fo:font-weight="bold" officeooo:rsid="0057e346" style:font-weight-asian="bold" style:font-weight-complex="bold"/>
    </style:style>
    <style:style style:name="T3" style:family="text">
      <style:text-properties fo:font-weight="bold" officeooo:rsid="011ccbaa" style:font-weight-asian="bold" style:font-weight-complex="bold"/>
    </style:style>
    <style:style style:name="T4" style:family="text">
      <style:text-properties officeooo:rsid="002a1333"/>
    </style:style>
    <style:style style:name="T5" style:family="text">
      <style:text-properties officeooo:rsid="002e0b67"/>
    </style:style>
    <style:style style:name="T6" style:family="text">
      <style:text-properties officeooo:rsid="00308dbe"/>
    </style:style>
    <style:style style:name="T7" style:family="text">
      <style:text-properties officeooo:rsid="00319892"/>
    </style:style>
    <style:style style:name="T8" style:family="text">
      <style:text-properties officeooo:rsid="00325b5d"/>
    </style:style>
    <style:style style:name="T9" style:family="text">
      <style:text-properties officeooo:rsid="0033bba0"/>
    </style:style>
    <style:style style:name="T10" style:family="text">
      <style:text-properties officeooo:rsid="004465c8"/>
    </style:style>
    <style:style style:name="T11" style:family="text">
      <style:text-properties officeooo:rsid="004f87f2"/>
    </style:style>
    <style:style style:name="T12" style:family="text">
      <style:text-properties officeooo:rsid="0057e346"/>
    </style:style>
    <style:style style:name="T13" style:family="text">
      <style:text-properties officeooo:rsid="00605134"/>
    </style:style>
    <style:style style:name="T14" style:family="text">
      <style:text-properties officeooo:rsid="00635c1c"/>
    </style:style>
    <style:style style:name="T15" style:family="text">
      <style:text-properties officeooo:rsid="0068d3ea"/>
    </style:style>
    <style:style style:name="T16" style:family="text">
      <style:text-properties officeooo:rsid="006d315d"/>
    </style:style>
    <style:style style:name="T17" style:family="text">
      <style:text-properties officeooo:rsid="0070c2e2"/>
    </style:style>
    <style:style style:name="T18" style:family="text">
      <style:text-properties officeooo:rsid="0072311b"/>
    </style:style>
    <style:style style:name="T19" style:family="text">
      <style:text-properties officeooo:rsid="0075a8ee"/>
    </style:style>
    <style:style style:name="T20" style:family="text">
      <style:text-properties officeooo:rsid="007af49b"/>
    </style:style>
    <style:style style:name="T21" style:family="text">
      <style:text-properties officeooo:rsid="007e926e"/>
    </style:style>
    <style:style style:name="T22" style:family="text">
      <style:text-properties officeooo:rsid="0087a290"/>
    </style:style>
    <style:style style:name="T23" style:family="text">
      <style:text-properties officeooo:rsid="008b9d21"/>
    </style:style>
    <style:style style:name="T24" style:family="text">
      <style:text-properties officeooo:rsid="0094783b"/>
    </style:style>
    <style:style style:name="T25" style:family="text">
      <style:text-properties officeooo:rsid="00969f89"/>
    </style:style>
    <style:style style:name="T26" style:family="text">
      <style:text-properties officeooo:rsid="009c4110"/>
    </style:style>
    <style:style style:name="T27" style:family="text">
      <style:text-properties officeooo:rsid="009ea55b"/>
    </style:style>
    <style:style style:name="T28" style:family="text">
      <style:text-properties officeooo:rsid="009ea964"/>
    </style:style>
    <style:style style:name="T29" style:family="text">
      <style:text-properties officeooo:rsid="00a3c385"/>
    </style:style>
    <style:style style:name="T30" style:family="text">
      <style:text-properties officeooo:rsid="00a4f112"/>
    </style:style>
    <style:style style:name="T31" style:family="text">
      <style:text-properties officeooo:rsid="00a74d91"/>
    </style:style>
    <style:style style:name="T32" style:family="text">
      <style:text-properties officeooo:rsid="00ae0d66"/>
    </style:style>
    <style:style style:name="T33" style:family="text">
      <style:text-properties officeooo:rsid="00af3708"/>
    </style:style>
    <style:style style:name="T34" style:family="text">
      <style:text-properties officeooo:rsid="00b7fe98"/>
    </style:style>
    <style:style style:name="T35" style:family="text">
      <style:text-properties officeooo:rsid="00ba57a6"/>
    </style:style>
    <style:style style:name="T36" style:family="text">
      <style:text-properties officeooo:rsid="00bdc6fd"/>
    </style:style>
    <style:style style:name="T37" style:family="text">
      <style:text-properties officeooo:rsid="00bef107"/>
    </style:style>
    <style:style style:name="T38" style:family="text">
      <style:text-properties officeooo:rsid="00c3cbdc"/>
    </style:style>
    <style:style style:name="T39" style:family="text">
      <style:text-properties officeooo:rsid="00c648fe"/>
    </style:style>
    <style:style style:name="T40" style:family="text">
      <style:text-properties officeooo:rsid="00cc4a2e"/>
    </style:style>
    <style:style style:name="T41" style:family="text">
      <style:text-properties officeooo:rsid="00d469ce"/>
    </style:style>
    <style:style style:name="T42" style:family="text">
      <style:text-properties officeooo:rsid="00df3bfc"/>
    </style:style>
    <style:style style:name="T43" style:family="text">
      <style:text-properties officeooo:rsid="00e0951a"/>
    </style:style>
    <style:style style:name="T44" style:family="text">
      <style:text-properties officeooo:rsid="00ebca54"/>
    </style:style>
    <style:style style:name="T45" style:family="text">
      <style:text-properties officeooo:rsid="00eedd83"/>
    </style:style>
    <style:style style:name="T46" style:family="text">
      <style:text-properties officeooo:rsid="00ef3fd5"/>
    </style:style>
    <style:style style:name="T47" style:family="text">
      <style:text-properties officeooo:rsid="006b8301"/>
    </style:style>
    <style:style style:name="T48" style:family="text">
      <style:text-properties officeooo:rsid="00f3d033"/>
    </style:style>
    <style:style style:name="T49" style:family="text">
      <style:text-properties officeooo:rsid="00f4aea9"/>
    </style:style>
    <style:style style:name="T50" style:family="text">
      <style:text-properties officeooo:rsid="00f4ffd6"/>
    </style:style>
    <style:style style:name="T51" style:family="text">
      <style:text-properties officeooo:rsid="00fad293"/>
    </style:style>
    <style:style style:name="T52" style:family="text">
      <style:text-properties officeooo:rsid="00fee21b"/>
    </style:style>
    <style:style style:name="T53" style:family="text">
      <style:text-properties officeooo:rsid="0100ddc0"/>
    </style:style>
    <style:style style:name="T54" style:family="text">
      <style:text-properties officeooo:rsid="0102b8ed"/>
    </style:style>
    <style:style style:name="T55" style:family="text">
      <style:text-properties officeooo:rsid="0104bbbd"/>
    </style:style>
    <style:style style:name="T56" style:family="text">
      <style:text-properties officeooo:rsid="010ece32"/>
    </style:style>
    <style:style style:name="T57" style:family="text">
      <style:text-properties officeooo:rsid="01181da2"/>
    </style:style>
    <style:style style:name="T58" style:family="text">
      <style:text-properties officeooo:rsid="011b0b96"/>
    </style:style>
    <style:style style:name="T59" style:family="text">
      <style:text-properties officeooo:rsid="011ccbaa"/>
    </style:style>
    <style:style style:name="T60" style:family="text">
      <style:text-properties officeooo:rsid="011d546c"/>
    </style:style>
    <style:style style:name="T61" style:family="text">
      <style:text-properties officeooo:rsid="01263592"/>
    </style:style>
    <style:style style:name="T62" style:family="text">
      <style:text-properties officeooo:rsid="0126f9c5"/>
    </style:style>
    <style:style style:name="T63" style:family="text">
      <style:text-properties officeooo:rsid="0127764c"/>
    </style:style>
    <style:style style:name="T64" style:family="text">
      <style:text-properties officeooo:rsid="012f58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troduction</text:p>
      <text:p text:style-name="P1"/>
      <text:p text:style-name="P37">Alexander Hjelm, Visualization and Graphics at KTH.</text:p>
      <text:p text:style-name="P1"/>
      <text:p text:style-name="P45">This project <text:span text:style-name="T4">has</text:span> <text:span text:style-name="T4">aimed to answer the technically feasibility</text:span> <text:span text:style-name="T37">of</text:span> <text:span text:style-name="T4">reconstructing</text:span> <text:span text:style-name="T64">3D </text:span>cit<text:span text:style-name="T64">ies</text:span> from OpenStreetMap road and building data. <text:span text:style-name="T58">Specifically focusing on how feasible it is to generate pedestrian footpaths from OpenStreetMap data.</text:span></text:p>
      <text:p text:style-name="P44"/>
      <text:p text:style-name="P44">We’re going to do this by first obtaining an estimate of the positional accuracy of the OpenStreetMap data in Stockholm, and then looking at individual roads and buildings. Find out how many of them are colliding with each other, and how many of these collisions can be fixed by making small translations that are smaller than the positional accuracy.</text:p>
      <text:p text:style-name="P18"/>
      <text:p text:style-name="P19">The idea of recreating real world cities in 3D applications has a growing number of applications, including visualization and modeling, urban planning and architecture, as well as media and entertainment in the form of video games and 3D animation.</text:p>
      <text:p text:style-name="P1"/>
      <text:p text:style-name="P3">The last decade has seen multiple startups in the area of procedural software for urban architecture, <text:span text:style-name="T38">including Urban Canvas</text:span> <text:span text:style-name="T57">and</text:span> CityEngine. Such software uses procedural models to render a city grid based on real-world locations, or generate new grids and features based on user-specified parameters, and allow for varying degrees of manual editing on grid, road, city block or individual feature level. </text:p>
      <text:p text:style-name="P1"/>
      <text:p text:style-name="P17"><text:span text:style-name="T39">Even modern videogames use procedural methods for v</text:span>irtual city reproduction. In Cities Skylines you use an interface to define your own city grid and zoning constraints, and the program will generate a 3D representation of a virtual city that meets your requirements.</text:p>
      <text:p text:style-name="P16"/>
      <text:p text:style-name="P16">Whereas in Grand Theft Auto you navigate your avatar through a virtual city that has been premade, <text:span text:style-name="T6">using assets</text:span> by the game’s modelers and <text:span text:style-name="T6">constraints made by the </text:span>designer<text:span text:style-name="T6">s</text:span>. <text:span text:style-name="T5">Characters and cars in the game can plan out their own goals and use the larger city grid and finer details in the geometry to navigate.</text:span></text:p>
      <text:p text:style-name="P1"/>
      <text:p text:style-name="P20">Traditionally, modeling <text:span text:style-name="T7">cities at this scale requires the use of procedural methods <text:s/>These are generative algorithms that r</text:span>ely on the availability of <text:span text:style-name="T9">map data</text:span>, which serves as the initial input to the procedure of model generation and placement. <text:span text:style-name="T9">This can be any</text:span> form of map features, from terrain to road networks and buildings, <text:span text:style-name="T9">and are usually served</text:span> as a list of polygons with points as world coordinates.</text:p>
      <text:p text:style-name="P1"/>
      <text:p text:style-name="P15"><text:span text:style-name="T40">The problem is that</text:span> <text:span text:style-name="T40">software that replicates cities based on OpenStreetMap data is that they </text:span>usually focus on replicating the OpenStreetMap data <text:span text:style-name="T7">1:1.</text:span> <text:span text:style-name="T40">Thus they</text:span> do not account for <text:span text:style-name="T7">errors in precision. Real world maps always have a maximum limit on their accuracy</text:span> due to <text:span text:style-name="T40">inaccuracies in</text:span> measuring techniques. <text:span text:style-name="T8">In the case of OpenStreetMap, where end users have contributed the large bulk of data, the data is often acquired by manual tracing features on other online maps such as Bing maps and Google maps. This means that the positional error in the OpenStreetMap dataset largely stems from the accuracy of satellite imagery, which is typically in the order of a few meters.</text:span></text:p>
      <text:p text:style-name="P15"/>
      <text:p text:style-name="P15"><text:span text:style-name="T9">Why do we want to minimize the positional error? Here is a picture with bad examples from a</text:span> 3D reconstruction of the Stockholm road map, with clearly visible geometric errors. <text:span text:style-name="T8">You can see</text:span> firstly a healthy intersection with main car roads, sidewalks and pedestrian crossings. <text:span text:style-name="T8">Then</text:span> a city segment where roads overlap with existing buildings, <text:span text:style-name="T8">then</text:span> a case where road<text:span text:style-name="T7">s </text:span>overlap with each other, <text:span text:style-name="T8">a</text:span>nd lastly an intersection where the road geometry twists and self-intersects in strange ways. <text:span text:style-name="T8">These are all forms of error that can arise due to insufficient measuring precision. Apart from being disturbing </text:span><text:soft-page-break/><text:span text:style-name="T8">in a 3D visualization context, they could also lead to inaccuracies in localization or path-finding methods.</text:span></text:p>
      <text:p text:style-name="P1"/>
      <text:p text:style-name="P1"><text:span text:style-name="T41">It turns out that within this context,</text:span> footpaths <text:span text:style-name="T10">have a rather unique character.</text:span> Walkways in parks appear to grow much more organically, and pavements form rough grid systems with organic branches that bridge over city blocks. <text:span text:style-name="T10">Since very little research has been made in rendering footpaths in particular, I chose to focus on them specifically.</text:span></text:p>
      <text:p text:style-name="P6"/>
      <text:p text:style-name="P12">Geodata precision study</text:p>
      <text:p text:style-name="P27"/>
      <text:p text:style-name="P35">In order to find out how much leeway there is to correct collisions between features, our first goal is to <text:span text:style-name="T20">obtain an </text:span>estimate<text:span text:style-name="T20"> of the positional accuracy </text:span>of the OpenStreetMap dataset.<text:span text:style-name="T20"> </text:span>W<text:span text:style-name="T20">e will do so by looking at the distance between points of the same building’s representations in OpenStreetMap and a publicly available reference map from Svenska Lantbruksuniversitetet.</text:span></text:p>
      <text:p text:style-name="P43"/>
      <text:p text:style-name="P43">The method for doing this is mostly based on a study from the Norwegian University of Science and education that measured the accuracy of Munich in OpenStreetMap in 2014.</text:p>
      <text:p text:style-name="P43"/>
      <text:p text:style-name="P38"><text:span text:style-name="T43">In the beginning, </text:span><text:span text:style-name="T3">a feature map</text:span> <text:span text:style-name="T59">from</text:span> the <text:span text:style-name="T43">OpenStreetMap</text:span> dataset <text:span text:style-name="T59">to the reference dataset had to be found. This was done by looking at</text:span> the relative difference in area of all building footprints. <text:span text:style-name="T15">If two buildings were overlapping by more than 30%, they can be assumed to be the same.</text:span></text:p>
      <text:p text:style-name="P38"/>
      <text:p text:style-name="P38"><text:span text:style-name="T60">Finding a feature. This is not as straight forward as it may sound because feature representation might be different between the maps. They may have different policies for what buildings to include and how to subdivide larger buildings into plots. This type of semantic error means some buildings might not appear at all in either datasets, or some could be represented as many smaller buildings in the other dataset.</text:span></text:p>
      <text:p text:style-name="P40"><text:span text:style-name="T21">For further calculations, the unmatched buildings were discarded and the 1:n matches were clustered together, and the minimum bounding suface taken as the new building.</text:span></text:p>
      <text:p text:style-name="P30"/>
      <text:p text:style-name="P26"><text:span text:style-name="T42">Once a matching set was found, a</text:span> program took building pairs and extracted matching geometrical points after first <text:span text:style-name="T13">creating simplified versions of</text:span> the polygons <text:span text:style-name="T13">that still retain information about the rough features, </text:span>using the Douglas-Peucker algorithm. The idea behind Douglas-Peucker is to recursively divide a polyline. <text:span text:style-name="T13">I</text:span>t refines the line segments <text:span text:style-name="T13">of a polyline</text:span>, and proceeds to do so until a line segment is found, where every point in between <text:span text:style-name="T13">the endpoints </text:span>have a<text:span text:style-name="T13"> </text:span>distance to the line segment that is smaller than some resolution. <text:span text:style-name="T44">A</text:span>ll nodes in between the <text:span text:style-name="T44">endpoints</text:span> are discarded.</text:p>
      <text:p text:style-name="P26"/>
      <text:p text:style-name="P28"><text:span text:style-name="T14">T</text:span>he next step is to obtain the OMBRs of the reduced polygons, and for both polygons find the edges that coincide with the edges of the OMBRs. These edges are corresponding, and thus their end vertices form a matching vertex map between the original polygons.</text:p>
      <text:p text:style-name="P28"/>
      <text:p text:style-name="P28"><text:span text:style-name="T46">Finally,</text:span> <text:span text:style-name="T12">the average distance between all matching points was taken as a measure of the positional accuracy.</text:span></text:p>
      <text:p text:style-name="P27"/>
      <text:p text:style-name="P36"><text:span text:style-name="T45">Adiitionaly, the </text:span><text:span text:style-name="T1">s</text:span><text:span text:style-name="T2">hape accuracy</text:span><text:span text:style-name="T12"> of the OSM dataset has also been calculated as an extra verification of the similarity between the datasets. The shape accuracy relies on the polygon turning function that measures the cumulative angle of the polygon’s counter-clockwise tangent, as a function of the cumulative normalized length.</text:span></text:p>
      <text:p text:style-name="P5"/>
      <text:p text:style-name="P11">Overlap study</text:p>
      <text:p text:style-name="P24"/>
      <text:p text:style-name="P25"><text:soft-page-break/>Once the positional error estimate was obtained from the precision study, it was used to assess the integrity of the OSM Stockholm road network <text:span text:style-name="T47">Each road was assigned a standard width depending on its classification in OpenStreetMan, according to the Swedish Transport Administration</text:span>. Th<text:span text:style-name="T48">en</text:span> <text:span text:style-name="T48">a program located</text:span> critical points where assigning standard widths to the roads would cause collision with other features, and then <text:span text:style-name="T49">counted</text:span> how many of those points could be eliminated by making adjustments within the found margin of error.</text:p>
      <text:p text:style-name="P4"/>
      <text:p text:style-name="P10">Notes</text:p>
      <text:p text:style-name="P1"/>
      <text:p text:style-name="P34">For all methods <text:span text:style-name="T51">that went</text:span> over pairs of buildings, I used a prebuilt geometric hashmap. This speeded up calcluations considerably. Lay out a 2D grid and for every building, only step through the buildings or roads that fall in the same hash blocks as the one we are currently standing on. The key is that a building or road can be in several hash blocks.</text:p>
      <text:p text:style-name="P1"/>
      <text:p text:style-name="P2"><text:span text:style-name="T11">Even so, t</text:span>he whole process took a good few hours on a normal laptop. Could be sped up by using a parallel computation environment where the calculations can be run on the GPU. The nature of the problem is easily parallelized since it consists of many small geometrical calculations of similar complexity that do not need write access to the source data. For the purpose of this project, only a sequential CPU solution was used since it yielded the necessary results in a reasonable timeframe. But for larger applications once should consider running a GPU-based solution.</text:p>
      <text:p text:style-name="P1"/>
      <text:p text:style-name="P7">Results</text:p>
      <text:p text:style-name="P5"/>
      <text:p text:style-name="P29">Positional accuracy study: average positional error of roughly 2 meters, <text:span text:style-name="T19">as expected. This is compliant with previous OpenStreetMap quality studies.</text:span></text:p>
      <text:p text:style-name="P5"/>
      <text:p text:style-name="P41">The area cover of the OSM buildings was about 98% of that in the reference set, and about 80% of all the buildings were mapped 1:1.</text:p>
      <text:p text:style-name="P5"/>
      <text:p text:style-name="P5">For the <text:span text:style-name="T52">collision</text:span> study, <text:span text:style-name="T18">the table shows </text:span>the number of roads, number of edges and total edge length that showed intersections with other features. For footpaths in particular, it was shown that 12.05% of all roads collide with some other feature after extrusion to the minimum width. The same was shown to be true for 0.11% of the road polyline edges and 0.09% of the total road length. <text:span text:style-name="T18">for the</text:span> remaining roads, edges and total edges length whose intersections with other features could not be resolved by translatio<text:span text:style-name="T53">n s</text:span>maller than the positional accuracy. For footpaths this was shown to hold for 0.51% of all roads, <text:span text:style-name="T55">and t</text:span>he number of road edges and percentage of the total road length was <text:span text:style-name="T17">significantly small.</text:span></text:p>
      <text:p text:style-name="P31"/>
      <text:p text:style-name="P32">The positional and <text:span text:style-name="T26">similarity</text:span> accuracies per building were plotted as frequency diagrams, and were fairly consistent to the findings of Fan et al.</text:p>
      <text:p text:style-name="P5"/>
      <text:p text:style-name="P33">By looking through cases of road overlap, I categorized them into 5 classes, but I will only mention them here. In the report you can find a <text:span text:style-name="T54">detailed definition, and</text:span> suggestions on algorithms to make corrections to each one that are within the positional accuracy of the map data.</text:p>
      <text:p text:style-name="P5"/>
      <text:p text:style-name="P9">Conclusions</text:p>
      <text:p text:style-name="P5"/>
      <text:p text:style-name="P23"><text:span text:style-name="T24">The </text:span>primary conclusion of the footpath overlap study is that, in terms of feature overlap, footpaths were not significantly worse than other road categories. Thus it can very well be assumed that city modeling software could use the same routine for importing OSM car roads as well as OSM footpaths, without a drastic increase in feature overlap. <text:span text:style-name="T56">T</text:span>he designer could build upon their existing procedure and add algorithms for overlap detection and correction.</text:p>
      <text:p text:style-name="P23"><text:soft-page-break/></text:p>
      <text:p text:style-name="P21">Now we know the technical feasibility of <text:span text:style-name="T22">importing an OpenStreetMap data slice and rendering the road network and buildings without intersections. The final contribution of this project was a scientific study into the possibilities of road network modeling in the broader context of 3D city reproduction. What are the remaining practical challenges for accurate 3D city reproduction? What techniques can be used to complement the basic system of importing street and building data that is already in place?</text:span></text:p>
      <text:p text:style-name="P21"/>
      <text:p text:style-name="P13">Remaining challenges</text:p>
      <text:p text:style-name="P21"/>
      <text:p text:style-name="P21">As has been mentioned in the introduction to this report, procedural generation of road networks is a basal requirement for quick and low-effort modeling virtual cities. Since the road network ties together the city, and forms the grid that divides the lots, quarters and neighborhoods, it make sense that one can only continue with the remaining challenges once there exists a robust procedure for extracting road geodata and generating the 3D representation of it without compromising the data integrity.</text:p>
      <text:p text:style-name="P21"/>
      <text:p text:style-name="P21"><text:span text:style-name="T61">Remaining</text:span> challenges include inferring or guessing building height <text:span text:style-name="T27">and </text:span>including terrain elevation <text:span text:style-name="T27">in the </text:span>city <text:span text:style-name="T27">model</text:span>. Even if high resolution terrain elevation data is available from other sources, <text:span text:style-name="T27">and sometimes even building heights, </text:span>it is not provided by OSM, and will have to be obtained from a complementary data source, <text:span text:style-name="T28">increasing the complexity of the problem. In some cases where an especially detailed city model is required, one might wish to include realistic textures for the building facades. This is typically done either by handpainting or photoscanning, which becomes a challenge since generally no photoset with complete coverage exists.</text:span></text:p>
      <text:p text:style-name="P21"/>
      <text:p text:style-name="P14">Feasibility in the urban planning field</text:p>
      <text:p text:style-name="P22">For simple presentation in e.g. animation and video games or even urban planning software, <text:span text:style-name="T29">proedurally g</text:span>enerated cities <text:span text:style-name="T29">with generic 3D models </text:span>could very well be enough. <text:span text:style-name="T29">T</text:span>he big problem <text:span text:style-name="T29">however</text:span> is that these <text:span text:style-name="T29">models</text:span> will rarely match real life. <text:span text:style-name="T29">They wil</text:span>l be sufficient as long as one can be satisfied with looking at rough representations of buildings. However, many studies in urban development have <text:span text:style-name="T62">to have</text:span> detailed knowledge about a city’s geometry, e.g. for the purposes of modeling <text:span text:style-name="T29">traffic, crowd flow, </text:span>heat development or reducing noise. <text:span text:style-name="T32">R</text:span>esearch in th<text:span text:style-name="T32">ese</text:span> field requires detailed information that goes beyond simply knowing the geometry of the city. Urban architects often work with morphological structures where a single feature can be examined from many different perspective<text:span text:style-name="T33">s</text:span>. A neighborhood can be analyzed from the level of its city blocks, individual lots, building facades or even indoor spaces. Similarly a road network can be analyzed by looking at it either at its connectivity by viewing it a a simple 2D graph, but it might as well be seen as a hierarchical structure where primary roads branch off into sub-streets. <text:span text:style-name="T31">A</text:span> road can <text:span text:style-name="T31">also </text:span>be comprised of sections <text:span text:style-name="T31">for different types of traffic,</text:span> is known as multimodal structures, due to the possibility of incorporating multiple modes of transportation. The very unfortunate fact is that much of that information is not present in <text:span text:style-name="T30">OpenStreetMap.</text:span> <text:span text:style-name="T30">OpenStreetMap, </text:span>while being an excellent source of city geometry, is simply not a sophisticated enough dataset to cater to all these possible areas of research. For media applications, such morphological and multimodal information could in theory be generated procedurally. But for urban planners requiring an exact morphological representation of some specification, this complementary data will have to be obtained from another dataset.</text:p>
      <text:p text:style-name="P21"/>
      <text:p text:style-name="P14">Final conclusions</text:p>
      <text:p text:style-name="P21">The final conclusion is that generating virtual cities purely from OpenStreetMap data is perfectly feasible in the media industry, with the inclusion of procedural methods to generate necessary detail. This will be a cheap method that requires minimum effort <text:span text:style-name="T34">and minimum</text:span> data collection. <text:span text:style-name="T63">In the report I go over the basic systems that such models use and broadly suggest tool pipeline for city recreation for games and animation.</text:span> The level of detail <text:span text:style-name="T35">of the</text:span> composition can be fitted to the scope <text:soft-page-break/>of the project and the team size. However, in the area of urban design, urban planners often require complementary data to build morphological representations of the data that they are working with. OSM does generally not serve this type of data, so the feasibility of creating virtual cities that are of use to urban planners will <text:span text:style-name="T36">depend</text:span> on the availability of that complementary <text:span text:style-name="T23">data elsew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and_20_Content_7e_LT_7e_Gliederung_20_1" style:display-name="1_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and_20_Content_7e_LT_7e_Gliederung_20_2" style:display-name="1_Title and Content~LT~Gliederung 2" style:family="paragraph" style:parent-style-name="_31__5f_Title_20_and_20_Content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_31__5f_Title_20_and_20_Content_7e_LT_7e_Gliederung_20_3" style:display-name="1_Title and Content~LT~Gliederung 3" style:family="paragraph" style:parent-style-name="_31__5f_Title_20_and_20_Content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4" style:display-name="1_Title and Content~LT~Gliederung 4" style:family="paragraph" style:parent-style-name="_31__5f_Title_20_and_20_Content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5" style:display-name="1_Title and Content~LT~Gliederung 5" style:family="paragraph" style:parent-style-name="_31__5f_Title_20_and_20_Content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6" style:display-name="1_Title and Content~LT~Gliederung 6" style:family="paragraph" style:parent-style-name="_31__5f_Title_20_and_20_Content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7" style:display-name="1_Title and Content~LT~Gliederung 7" style:family="paragraph" style:parent-style-name="_31__5f_Title_20_and_20_Content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8" style:display-name="1_Title and Content~LT~Gliederung 8" style:family="paragraph" style:parent-style-name="_31__5f_Title_20_and_20_Content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9" style:display-name="1_Title and Content~LT~Gliederung 9" style:family="paragraph" style:parent-style-name="_31__5f_Title_20_and_20_Content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Titel" style:display-name="1_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and_20_Content_7e_LT_7e_Untertitel" style:display-name="1_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and_20_Content_7e_LT_7e_Notizen" style:display-name="1_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and_20_Content_7e_LT_7e_Hintergrundobjekte" style:display-name="1_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and_20_Content_7e_LT_7e_Hintergrund" style:display-name="1_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parison_7e_LT_7e_Gliederung_20_1" style:display-name="Comparison~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omparison_7e_LT_7e_Gliederung_20_2" style:display-name="Comparison~LT~Gliederung 2" style:family="paragraph" style:parent-style-name="Comparison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Comparison_7e_LT_7e_Gliederung_20_3" style:display-name="Comparison~LT~Gliederung 3" style:family="paragraph" style:parent-style-name="Comparison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4" style:display-name="Comparison~LT~Gliederung 4" style:family="paragraph" style:parent-style-name="Comparison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5" style:display-name="Comparison~LT~Gliederung 5" style:family="paragraph" style:parent-style-name="Comparison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6" style:display-name="Comparison~LT~Gliederung 6" style:family="paragraph" style:parent-style-name="Comparison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7" style:display-name="Comparison~LT~Gliederung 7" style:family="paragraph" style:parent-style-name="Comparison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8" style:display-name="Comparison~LT~Gliederung 8" style:family="paragraph" style:parent-style-name="Comparison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9" style:display-name="Comparison~LT~Gliederung 9" style:family="paragraph" style:parent-style-name="Comparison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Titel" style:display-name="Comparison~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Comparison_7e_LT_7e_Untertitel" style:display-name="Comparison~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omparison_7e_LT_7e_Notizen" style:display-name="Comparison~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Comparison_7e_LT_7e_Hintergrundobjekte" style:display-name="Comparis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parison_7e_LT_7e_Hintergrund" style:display-name="Comparis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5T17:33:30.579165036</meta:creation-date>
    <dc:date>2020-08-12T14:43:44.105976603</dc:date>
    <meta:editing-duration>PT10H2M9S</meta:editing-duration>
    <meta:editing-cycles>198</meta:editing-cycles>
    <meta:generator>LibreOffice/6.0.7.3$Linux_X86_64 LibreOffice_project/00m0$Build-3</meta:generator>
    <meta:document-statistic meta:table-count="0" meta:image-count="0" meta:object-count="0" meta:page-count="5" meta:paragraph-count="43" meta:word-count="2341" meta:character-count="14555" meta:non-whitespace-character-count="12255"/>
  </office:meta>
</office:document-meta>
</file>